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7be27e1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ca5faa5"/>
    </style:style>
    <style:style style:name="P38" style:family="paragraph" style:parent-style-name="Standard">
      <style:text-properties officeooo:paragraph-rsid="0ca6ddb9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0a1fd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58c9e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f14ca"/>
    </style:style>
    <style:style style:name="P58" style:family="paragraph" style:parent-style-name="Standard">
      <style:text-properties officeooo:rsid="0d121982" officeooo:paragraph-rsid="0d121982"/>
    </style:style>
    <style:style style:name="P59" style:family="paragraph" style:parent-style-name="Standard">
      <style:text-properties officeooo:paragraph-rsid="0d121982"/>
    </style:style>
    <style:style style:name="P60" style:family="paragraph" style:parent-style-name="Standard">
      <style:text-properties officeooo:paragraph-rsid="0d13f73f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paragraph-rsid="0d1be4a7"/>
    </style:style>
    <style:style style:name="P64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5" style:family="paragraph" style:parent-style-name="Standard">
      <style:text-properties officeooo:paragraph-rsid="0d3942c2"/>
    </style:style>
    <style:style style:name="P66" style:family="paragraph" style:parent-style-name="Standard">
      <style:text-properties officeooo:paragraph-rsid="0d2e61eb"/>
    </style:style>
    <style:style style:name="P67" style:family="paragraph" style:parent-style-name="Standard">
      <style:text-properties officeooo:paragraph-rsid="0d3a3914"/>
    </style:style>
    <style:style style:name="P68" style:family="paragraph" style:parent-style-name="Footnote">
      <style:text-properties officeooo:paragraph-rsid="04473353"/>
    </style:style>
    <style:style style:name="P69" style:family="paragraph" style:parent-style-name="Footnote">
      <style:text-properties officeooo:paragraph-rsid="0bf8351d"/>
    </style:style>
    <style:style style:name="P70" style:family="paragraph" style:parent-style-name="Footnote">
      <style:text-properties officeooo:rsid="043ccc66" officeooo:paragraph-rsid="0c397b0b"/>
    </style:style>
    <style:style style:name="P71" style:family="paragraph" style:parent-style-name="Footnote">
      <style:text-properties officeooo:paragraph-rsid="0cf7e116"/>
    </style:style>
    <style:style style:name="P72" style:family="paragraph" style:parent-style-name="Footnote">
      <style:text-properties officeooo:paragraph-rsid="0cfb8404"/>
    </style:style>
    <style:style style:name="P73" style:family="paragraph" style:parent-style-name="Footnote">
      <style:text-properties officeooo:paragraph-rsid="0d2b38c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77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8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font-size="12pt" fo:language="nl" fo:country="NL" fo:font-style="normal" fo:font-weight="normal" officeooo:rsid="0c23ee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1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7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8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9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0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1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02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03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04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05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06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07" style:family="text">
      <style:text-properties fo:color="#000000" style:font-name="Ubuntu1" fo:font-size="12pt" style:font-size-asian="12pt" style:font-size-complex="12pt"/>
    </style:style>
    <style:style style:name="T308" style:family="text">
      <style:text-properties fo:color="#000000" style:font-name="Ubuntu1" fo:font-size="12pt" officeooo:rsid="004804ae" style:font-size-asian="12pt" style:font-size-complex="12pt"/>
    </style:style>
    <style:style style:name="T309" style:family="text">
      <style:text-properties fo:color="#000000" style:font-name="Ubuntu1" fo:font-size="12pt" officeooo:rsid="0bac438a" style:font-size-asian="12pt" style:font-size-complex="12pt"/>
    </style:style>
    <style:style style:name="T310" style:family="text">
      <style:text-properties fo:color="#000000" style:text-underline-style="none" officeooo:rsid="0588721b" style:font-size-asian="12pt" style:font-size-complex="12pt"/>
    </style:style>
    <style:style style:name="T31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1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9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41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42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43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44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45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46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47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48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49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50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51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52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53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54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55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57" style:family="text">
      <style:text-properties style:use-window-font-color="true"/>
    </style:style>
    <style:style style:name="T358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4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1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7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8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1" style:family="text">
      <style:text-properties style:use-window-font-color="true" officeooo:rsid="047da547"/>
    </style:style>
    <style:style style:name="T392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4" style:family="text">
      <style:text-properties fo:font-size="12pt" style:font-size-asian="12pt" style:font-size-complex="12pt"/>
    </style:style>
    <style:style style:name="T395" style:family="text">
      <style:text-properties fo:font-size="12pt" officeooo:rsid="02eddb5a" style:font-size-asian="12pt" style:font-size-complex="12pt"/>
    </style:style>
    <style:style style:name="T396" style:family="text">
      <style:text-properties fo:font-size="12pt" officeooo:rsid="064c9632" style:font-size-asian="12pt" style:font-size-complex="12pt"/>
    </style:style>
    <style:style style:name="T397" style:family="text">
      <style:text-properties officeooo:rsid="047fb57c"/>
    </style:style>
    <style:style style:name="T398" style:family="text">
      <style:text-properties officeooo:rsid="047da547"/>
    </style:style>
    <style:style style:name="T399" style:family="text">
      <style:text-properties officeooo:rsid="01657261" style:font-size-asian="12pt" style:font-size-complex="12pt"/>
    </style:style>
    <style:style style:name="T400" style:family="text">
      <style:text-properties officeooo:rsid="00bddfbe" style:font-size-asian="12pt" style:font-size-complex="12pt"/>
    </style:style>
    <style:style style:name="T401" style:family="text">
      <style:text-properties officeooo:rsid="04473353"/>
    </style:style>
    <style:style style:name="T402" style:family="text">
      <style:text-properties fo:font-weight="normal" style:font-weight-asian="normal" style:font-weight-complex="normal"/>
    </style:style>
    <style:style style:name="T403" style:family="text">
      <style:text-properties officeooo:rsid="06049971"/>
    </style:style>
    <style:style style:name="T404" style:family="text">
      <style:text-properties fo:font-weight="bold" officeooo:rsid="06049971" style:font-weight-asian="bold" style:font-weight-complex="bold"/>
    </style:style>
    <style:style style:name="T405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6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7" style:family="text">
      <style:text-properties officeooo:rsid="050aa1f1"/>
    </style:style>
    <style:style style:name="T408" style:family="text">
      <style:text-properties officeooo:rsid="05903285"/>
    </style:style>
    <style:style style:name="T409" style:family="text">
      <style:text-properties officeooo:rsid="0594b105"/>
    </style:style>
    <style:style style:name="T410" style:family="text">
      <style:text-properties fo:font-style="italic" officeooo:rsid="06049971" style:font-style-asian="italic" style:font-style-complex="italic"/>
    </style:style>
    <style:style style:name="T411" style:family="text">
      <style:text-properties officeooo:rsid="0a6f0a69"/>
    </style:style>
    <style:style style:name="T412" style:family="text">
      <style:text-properties officeooo:rsid="0aace3cd"/>
    </style:style>
    <style:style style:name="T413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14" style:family="text">
      <style:text-properties fo:font-size="10pt" officeooo:rsid="06049971" style:font-size-asian="10pt" style:font-size-complex="10pt"/>
    </style:style>
    <style:style style:name="T415" style:family="text">
      <style:text-properties officeooo:rsid="0b952edb"/>
    </style:style>
    <style:style style:name="T416" style:family="text">
      <style:text-properties fo:font-size="8pt" style:font-size-asian="8pt" style:font-size-complex="8pt" loext:padding="0.049cm" loext:border="0.31pt solid #000000"/>
    </style:style>
    <style:style style:name="T417" style:family="text">
      <style:text-properties officeooo:rsid="0394a435"/>
    </style:style>
    <style:style style:name="T418" style:family="text">
      <style:text-properties officeooo:rsid="0be4091b"/>
    </style:style>
    <style:style style:name="T419" style:family="text">
      <style:text-properties officeooo:rsid="0bf888a9"/>
    </style:style>
    <style:style style:name="T420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1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4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25" style:family="text">
      <style:text-properties officeooo:rsid="0cf7e116"/>
    </style:style>
    <style:style style:name="T426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Strong_20_Emphasis"><text:span text:style-name="T277">C</text:span></text:span><text:span text:style-name="Strong_20_Emphasis"><text:span text:style-name="T272">hecklist voor </text:span></text:span><text:span text:style-name="Strong_20_Emphasis"><text:span text:style-name="T282">de installatie</text:span></text:span><text:span text:style-name="Strong_20_Emphasis"><text:span text:style-name="T272"> van </text:span></text:span><text:reference-mark-start text:name="Distributie"/><text:span text:style-name="Strong_20_Emphasis"><text:span text:style-name="T275">Ubuntu</text:span></text:span><text:reference-mark-end text:name="Distributie"/><text:span text:style-name="Strong_20_Emphasis"><text:span text:style-name="T275"> </text:span></text:span><text:reference-mark-start text:name="Versie"/><text:span text:style-name="Strong_20_Emphasis"><text:span text:style-name="T281">20</text:span></text:span><text:span text:style-name="Strong_20_Emphasis"><text:span text:style-name="T280">.04 LTS</text:span></text:span><text:reference-mark-end text:name="Versie"/><text:span text:style-name="Strong_20_Emphasis"><text:span text:style-name="T273"><text:note text:id="ftn1" text:note-class="footnote"><text:note-citation>1</text:note-citation><text:note-body><text:p text:style-name="P69"><text:span text:style-name="T417">Deze versie </text:span><text:span text:style-name="T418">20.04 </text:span><text:span text:style-name="T417">heeft codenaam Focal Fossa (focal) en is een zogenaamde LTS-versie <text:line-break/>(Long-Term Support, langetermijnondersteuning). <text:s/>Een LTS-versie verschijnt iedere twee jaar <text:line-break/>in april (deze in april 2020) en wordt vanaf vrijgave 5 jaar ondersteund</text:span><text:span text:style-name="T411"> </text:span><text:span text:style-name="T417">(</text:span><text:span text:style-name="T419">updates </text:span><text:span text:style-name="T417">tot april 2025</text:span><text:span text:style-name="T411">)</text:span><text:span text:style-name="T417">.</text:span></text:p></text:note-body></text:note></text:span></text:span><text:span text:style-name="Strong_20_Emphasis"><text:span text:style-name="T273"> </text:span></text:span><text:reference-mark-start text:name="Editie"/><text:span text:style-name="Strong_20_Emphasis"><text:span text:style-name="T274">desktop</text:span></text:span><text:reference-mark-end text:name="Editie"/><text:span text:style-name="Strong_20_Emphasis"><text:span text:style-name="T276">.</text:span></text:span></text:p>
      <text:p text:style-name="P13"/>
      <text:p text:style-name="P28"><text:span text:style-name="T17">Kijk op</text:span><text:span text:style-name="T272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2"> </text:span><text:span text:style-name="T358">voor</text:span><text:span text:style-name="T359"> </text:span><text:span text:style-name="T360">deze en andere </text:span><text:span text:style-name="T18">checklists, scripts, en overige bestanden.</text:span></text:p>
      <text:p text:style-name="P21"/>
      <text:p text:style-name="P56"><text:span text:style-name="T172">D</text:span><text:span text:style-name="T171">it is een invulbare PD</text:span><text:span text:style-name="T173">F</text:span><text:span text:style-name="T171"> met tekst- en keuzevakken; </text:span><text:span text:style-name="T174">a</text:span><text:span text:style-name="T171">fdrukken is niet noodzakelijk.</text:span></text:p>
      <text:p text:style-name="P14"/>
      <text:p text:style-name="P14"/>
      <text:p text:style-name="P14">V<text:span text:style-name="T397">ul de waarden in het tekstvak achter de </text:span><text:span text:style-name="Definition"><text:span text:style-name="T398">schuingedrukte</text:span></text:span> <text:span text:style-name="T398">woorden </text:span><text:span text:style-name="T391">(zie toelichting)</text:span><text:span text:style-name="T398">:</text:span></text:p>
      <text:p text:style-name="P4"><text:span text:style-name="Definition"><text:span text:style-name="T365">g</text:span></text:span><text:span text:style-name="Definition"><text:span text:style-name="T364">ebruiker</text:span></text:span><text:span text:style-name="Definition"><text:span text:style-name="T366"><text:tab/><text:tab/></text:span></text:span><text:span text:style-name="Definition"><text:span text:style-name="T357"> <text:tab/><text:tab/></text:span></text:span><text:span text:style-name="T367"><draw:control text:anchor-type="as-char" svg:y="-0.429cm" draw:z-index="44" draw:name="Gebruiker" draw:style-name="gr2" draw:text-style-name="P81" svg:width="6.061cm" svg:height="0.6cm" draw:control="control45"><svg:title>Gebruiker</svg:title><svg:desc>Volledige naam, bijv. Jan Stek</svg:desc></draw:control></text:span><text:span text:style-name="T367"><text:tab/></text:span><text:span text:style-name="T368">(</text:span><text:span text:style-name="T388">volledige naam, bijv. </text:span><text:span text:style-name="T390">Karel Kamer</text:span><text:span text:style-name="T389">)</text:span></text:p>
      <text:p text:style-name="Standard"><text:span text:style-name="Definition"><text:span text:style-name="T365">g</text:span></text:span><text:span text:style-name="Definition"><text:span text:style-name="T364">ebruikersnaam<text:tab/><text:tab/></text:span></text:span><text:span text:style-name="Definition"><text:span text:style-name="T364"><draw:control text:anchor-type="as-char" svg:y="-0.429cm" draw:z-index="45" draw:name="Gberuikersnaam" draw:style-name="gr2" draw:text-style-name="P81" svg:width="6.061cm" svg:height="0.6cm" draw:control="control46"><svg:title>Gebruikersnaam</svg:title><svg:desc>Korte naam, bijv. jan</svg:desc></draw:control></text:span></text:span><text:span text:style-name="Definition"><text:span text:style-name="T364"><text:tab/></text:span></text:span><text:span text:style-name="T3">(korte naam, bijv. </text:span><text:span text:style-name="T299">karel</text:span><text:span text:style-name="T3">)</text:span></text:p>
      <text:p text:style-name="P2"><text:span text:style-name="Definition"><text:span text:style-name="T382">c</text:span></text:span><text:span text:style-name="Definition"><text:span text:style-name="T381">omputernaam<text:tab/><text:tab/></text:span></text:span><text:span text:style-name="Definition"><text:span text:style-name="T367"><draw:control text:anchor-type="as-char" svg:y="-0.429cm" draw:z-index="46" draw:name="Computernaam" draw:style-name="gr2" draw:text-style-name="P81" svg:width="6.061cm" svg:height="0.6cm" draw:control="control47"><svg:title>Computernaam</svg:title><svg:desc>Unieke naam van de computer</svg:desc></draw:control></text:span></text:span><text:span text:style-name="Definition"><text:span text:style-name="T367"><text:tab/></text:span></text:span><text:span text:style-name="Definition"><text:span text:style-name="T371">(</text:span></text:span><text:span text:style-name="Definition"><text:span text:style-name="T369">unieke naam van de compute</text:span></text:span><text:span text:style-name="Definition"><text:span text:style-name="T370">r</text:span></text:span><text:span text:style-name="Definition"><text:span text:style-name="T371">)</text:span></text:span></text:p>
      <text:p text:style-name="P2"><text:span text:style-name="Definition"><text:span text:style-name="T365">o</text:span></text:span><text:span text:style-name="Definition"><text:span text:style-name="T364">pstartmenu</text:span></text:span><text:span text:style-name="Definition"><text:span text:style-name="T367"><text:tab/><text:tab/><text:tab/></text:span></text:span><text:span text:style-name="Definition"><text:span text:style-name="T367"><draw:control text:anchor-type="as-char" svg:y="-0.429cm" draw:z-index="47" draw:name="Opstartmenu" draw:style-name="gr2" draw:text-style-name="P81" svg:width="6.061cm" svg:height="0.6cm" draw:control="control48"><svg:title>Opstartmenu</svg:title><svg:desc>Toets voor het opstartmenu ("bootmenu")</svg:desc></draw:control></text:span></text:span><text:span text:style-name="Definition"><text:span text:style-name="T367"><text:tab/></text:span></text:span><text:span text:style-name="Definition"><text:span text:style-name="T371">(</text:span></text:span><text:span text:style-name="Definition"><text:span text:style-name="T369">to</text:span></text:span><text:span text:style-name="Definition"><text:span text:style-name="T378">ets voor het opstartmedium</text:span></text:span><text:span text:style-name="Definition"><text:span text:style-name="T379">)</text:span></text:span></text:p>
      <text:p text:style-name="P2"><text:span text:style-name="Definition"><text:span text:style-name="T383">i</text:span></text:span><text:span text:style-name="Definition"><text:span text:style-name="T384">nstellingen</text:span></text:span><text:span text:style-name="T371"><text:tab/><text:tab/> <text:tab/></text:span><text:span text:style-name="T371"><draw:control text:anchor-type="as-char" svg:y="-0.429cm" draw:z-index="43" draw:name="Instellingen" draw:style-name="gr2" draw:text-style-name="P81" svg:width="6.061cm" svg:height="0.6cm" draw:control="control44"><svg:title>Instellingen</svg:title><svg:desc>Toets voor het BIOS/UEFI-scherm ("setup")</svg:desc></draw:control></text:span><text:span text:style-name="T371"><text:tab/>(</text:span><text:span text:style-name="T369">toets voor het BIOS/UEFI-scherm</text:span><text:span text:style-name="T371">)</text:span></text:p>
      <text:p text:style-name="P3"><text:span text:style-name="Definition"><text:span text:style-name="T361">2</text:span></text:span><text:span text:style-name="Definition"><text:span text:style-name="T363">e </text:span></text:span><text:span text:style-name="Definition"><text:span text:style-name="T385">gebr</text:span></text:span><text:span text:style-name="Definition"><text:span text:style-name="T361">uiker </text:span></text:span><text:span text:style-name="Definition"><text:span text:style-name="T362">(evt.)</text:span></text:span><text:span text:style-name="T371"><text:tab/></text:span><text:span text:style-name="T371"><draw:control text:anchor-type="as-char" svg:y="-0.429cm" draw:z-index="48" draw:name="Instellingen_0" draw:style-name="gr2" draw:text-style-name="P81" svg:width="6.061cm" svg:height="0.6cm" draw:control="control49"><svg:title>Instellingen</svg:title><svg:desc>Toets voor het BIOS/UEFI-scherm ("setup")</svg:desc></draw:control></text:span><text:span text:style-name="T371"><text:tab/>(volledige naam </text:span><text:span text:style-name="T375">evt. </text:span><text:span text:style-name="T374">2</text:span><text:span text:style-name="T392">e</text:span><text:span text:style-name="T374"> </text:span><text:span text:style-name="T371">gebruiker)</text:span></text:p>
      <text:p text:style-name="P6"><text:span text:style-name="Definition"><text:span text:style-name="T361">2</text:span></text:span><text:span text:style-name="Definition"><text:span text:style-name="T363">e</text:span></text:span><text:span text:style-name="Definition"><text:span text:style-name="T361"> </text:span></text:span><text:span text:style-name="Definition"><text:span text:style-name="T387">g</text:span></text:span><text:span text:style-name="Definition"><text:span text:style-name="T386">ebruikersnaam<text:tab/></text:span></text:span><text:span text:style-name="T371"><draw:control text:anchor-type="as-char" svg:y="-0.429cm" draw:z-index="49" draw:name="Instellingen_1" draw:style-name="gr2" draw:text-style-name="P81" svg:width="6.061cm" svg:height="0.6cm" draw:control="control50"><svg:title>Instellingen</svg:title><svg:desc>Toets voor het BIOS/UEFI-scherm ("setup")</svg:desc></draw:control></text:span><text:span text:style-name="T371"><text:tab/>(</text:span><text:span text:style-name="T369">korte naam </text:span><text:span text:style-name="T376">ev</text:span><text:span text:style-name="T377">entuele</text:span><text:span text:style-name="T375"> </text:span><text:span text:style-name="T380">2</text:span><text:span text:style-name="T393">e</text:span><text:span text:style-name="T380"> </text:span><text:span text:style-name="T372">gebr</text:span><text:span text:style-name="T373">uiker</text:span><text:span text:style-name="T371">)</text:span></text:p>
      <text:p text:style-name="P3"><text:span text:style-name="T288">Vervang </text:span><text:span text:style-name="Definition"><text:span text:style-name="T15">schuingedrukte</text:span></text:span><text:span text:style-name="T288"> </text:span><text:span text:style-name="T289">woorden </text:span><text:span text:style-name="T288">in deze checklist door </text:span><text:span text:style-name="T289">boven</text:span><text:span text:style-name="T288">staande waarden.</text:span></text:p>
      <text:p text:style-name="P15"/>
      <text:p text:style-name="P1"><text:span text:style-name="Strong_20_Emphasis"><text:span text:style-name="T283"/></text:span></text:p>
      <text:p text:style-name="P31"><text:span text:style-name="Strong_20_Emphasis"><text:span text:style-name="T126"><draw:control text:anchor-type="as-char" draw:z-index="0" draw:name="Vorm1" draw:style-name="gr1" draw:text-style-name="P80" svg:width="0.35cm" svg:height="0.35cm" draw:control="control1"/></text:span></text:span><text:span text:style-name="Strong_20_Emphasis"><text:span text:style-name="T126"><text:s/><text:tab/></text:span></text:span><text:span text:style-name="T284">Nog niet op Linux?<text:tab/></text:span><text:span text:style-name="T311"></text:span><text:span text:style-name="T290"> </text:span><text:span text:style-name="T291">G</text:span><text:span text:style-name="T285">ebruik </text:span><text:span text:style-name="Strong_20_Emphasis"><text:span text:style-name="T318">Checklist migratie</text:span></text:span><text:span text:style-name="T28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86"> onder </text:span><text:span text:style-name="T296">Linux</text:span><text:span text:style-name="T287">.</text:span></text:p>
      <text:p text:style-name="P64"><text:span text:style-name="Strong_20_Emphasis"><text:span text:style-name="T126"><draw:control text:anchor-type="as-char" draw:z-index="42" draw:name="Vorm2" draw:style-name="gr1" draw:text-style-name="P80" svg:width="0.35cm" svg:height="0.35cm" draw:control="control43"/></text:span></text:span><text:span text:style-name="Strong_20_Emphasis"><text:span text:style-name="T126"><text:s/><text:tab/></text:span></text:span><text:span text:style-name="T292">Nieuwe installatie?<text:tab/></text:span><text:span text:style-name="T312"></text:span><text:span text:style-name="T295"><text:tab/></text:span><text:span text:style-name="T294">B</text:span><text:span text:style-name="T292">egin bij hoofdstuk </text:span><text:span text:style-name="T297"><text:bookmark-ref text:reference-format="page" text:ref-name="__RefNumPara__4009_1271708128">2</text:bookmark-ref></text:span><text:span text:style-name="T292"><text:s text:c="2"/></text:span><text:span text:style-name="T298"><text:bookmark-ref text:reference-format="text" text:ref-name="__RefNumPara__4009_1271708128">Installatie uitvoeren</text:bookmark-ref></text:span><text:span text:style-name="T293">.</text:span></text:p>
      <text:p text:style-name="P5"/>
      <text:list xml:id="list1724092073" text:style-name="L1">
        <text:list-item>
          <text:p text:style-name="P78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2"><text:span text:style-name="Strong_20_Emphasis"><text:span text:style-name="T98"><text:s/></text:span></text:span><text:span text:style-name="Strong_20_Emphasis"><text:span text:style-name="T127"><draw:control text:anchor-type="as-char" draw:z-index="1" draw:name="Vorm3" draw:style-name="gr1" draw:text-style-name="P8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8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4">.</text:span></text:span></text:p>
          </table:table-cell>
        </table:table-row>
        <table:table-row table:style-name="TableLine94891357844768">
          <table:table-cell table:style-name="_31_._5f_Installatie_5f_voorbereiden.A1" office:value-type="string">
            <text:p text:style-name="P34"><text:span text:style-name="Strong_20_Emphasis"><text:span text:style-name="T98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891357840096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2" draw:name="Vorm4" draw:style-name="gr1" draw:text-style-name="P8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8">Installeer de scripts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3">Terminalvenster</text:span></text:span><text:span text:style-name="Strong_20_Emphasis"><text:span text:style-name="T84"> met toetscombinatie <text:line-break/></text:span></text:span><text:span text:style-name="Strong_20_Emphasis"><text:span text:style-name="T208">Ctrl</text:span></text:span><text:span text:style-name="Strong_20_Emphasis"><text:span text:style-name="T207"> </text:span></text:span><text:span text:style-name="Strong_20_Emphasis"><text:span text:style-name="T208">Alt</text:span></text:span><text:span text:style-name="Strong_20_Emphasis"><text:span text:style-name="T207"> </text:span></text:span><text:span text:style-name="Strong_20_Emphasis"><text:span text:style-name="T208">T</text:span></text:span><text:span text:style-name="Strong_20_Emphasis"><text:span text:style-name="T111">.</text:span></text:span></text:p>
          </table:table-cell>
        </table:table-row>
        <table:table-row table:style-name="TableLine94891357783440">
          <table:table-cell table:style-name="_31_._5f_Installatie_5f_voorbereiden.A1" office:value-type="string">
            <text:p text:style-name="P61"><text:span text:style-name="Strong_20_Emphasis"><text:span text:style-name="T98"><text:s/></text:span></text:span><text:span text:style-name="Strong_20_Emphasis"><text:span text:style-name="T127"><draw:control text:anchor-type="as-char" draw:z-index="51" draw:name="Vorm4_3" draw:style-name="gr1" draw:text-style-name="P80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61">Typ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5">z</text:span></text:span><text:span text:style-name="Strong_20_Emphasis"><text:span text:style-name="T111">e opdrachten, ieder gevolgd door de </text:span></text:span><text:span text:style-name="Strong_20_Emphasis"><text:span text:style-name="T208">Enter</text:span></text:span><text:span text:style-name="Strong_20_Emphasis"><text:span text:style-name="T84">-toets:<text:line-break/></text:span></text:span><text:span text:style-name="User_20_Entry"><text:span text:style-name="T268">wget karelzimmer.nl/s<text:line-break/>bash </text:span></text:span><text:span text:style-name="User_20_Entry"><text:span text:style-name="T269">s</text:span></text:span></text:p>
            <text:p text:style-name="P65"><text:span text:style-name="User_20_Entry"><text:span text:style-name="T270">exit</text:span></text:span></text:p>
          </table:table-cell>
        </table:table-row>
        <table:table-row table:style-name="TableLine94891357842656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489135785076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Strong_20_Emphasis"><text:span text:style-name="T127"><draw:control text:anchor-type="as-char" draw:z-index="3" draw:name="Vorm6" draw:style-name="gr1" draw:text-style-name="P80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72">Bereid de installatie voor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06">Super</text:span></text:span><text:span text:style-name="Strong_20_Emphasis"><text:span text:style-name="T96">-toets</text:span></text:span><text:span text:style-name="Strong_20_Emphasis"><text:span text:style-name="T266"><text:note text:id="ftn2" text:note-class="footnote"><text:note-citation>2</text:note-citation><text:note-body><text:p text:style-name="P71"><text:span text:style-name="T313">D</text:span>e <text:span text:style-name="T416">Super</text:span>-toets <text:span text:style-name="T313">is </text:span>de Windows<text:span text:style-name="T425">-</text:span><text:span text:style-name="T415">toets</text:span>, <text:span text:style-name="T425">C</text:span>ommand-<text:span text:style-name="T415">toets</text:span>, of <text:span text:style-name="T425">V</text:span>ergrootglas-toets.</text:p></text:note-body></text:note></text:span></text:span><text:span text:style-name="Strong_20_Emphasis"><text:span text:style-name="T72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54">men</text:span></text:span><text:span text:style-name="Strong_20_Emphasis"><text:span text:style-name="T158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60"> </text:span></text:span><text:span text:style-name="Strong_20_Emphasis"><text:span text:style-name="T245">Installatiem</text:span></text:span><text:span text:style-name="Strong_20_Emphasis"><text:span text:style-name="T244">enu</text:span></text:span><text:span text:style-name="Strong_20_Emphasis"><text:span text:style-name="T96">.</text:span></text:span></text:p>
          </table:table-cell>
        </table:table-row>
        <table:table-row table:style-name="TableLine94891357839296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4" draw:name="Vorm7" draw:style-name="gr1" draw:text-style-name="P80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>K</text:span></text:span><text:span text:style-name="Strong_20_Emphasis"><text:span text:style-name="T75">ie</text:span></text:span><text:span text:style-name="Strong_20_Emphasis"><text:span text:style-name="T74">s</text:span></text:span><text:span text:style-name="Strong_20_Emphasis"><text:span text:style-name="T70"> </text:span></text:span><text:span text:style-name="Strong_20_Emphasis"><text:span text:style-name="T242">1</text:span></text:span><text:span text:style-name="Strong_20_Emphasis"><text:span text:style-name="T248"> - </text:span></text:span><text:span text:style-name="Strong_20_Emphasis"><text:span text:style-name="T249">In</text:span></text:span><text:span text:style-name="Strong_20_Emphasis"><text:span text:style-name="T254">stallatie voorberei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2">Verder</text:span></text:span><text:span text:style-name="Strong_20_Emphasis"><text:span text:style-name="T97">.</text:span></text:span></text:p>
          </table:table-cell>
        </table:table-row>
        <table:table-row table:style-name="TableLine94891357813744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5" draw:name="Vorm8" draw:style-name="gr1" draw:text-style-name="P80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0">Volg de aanwijzingen op het scherm.</text:span></text:span></text:p>
          </table:table-cell>
        </table:table-row>
      </table:table>
      <text:p text:style-name="P25"/>
      <text:list xml:id="list190222398227978" text:continue-numbering="true" text:style-name="L1">
        <text:list-item>
          <text:p text:style-name="P79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9135784716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6" draw:name="Vorm9" draw:style-name="gr1" draw:text-style-name="P80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7"><text:span text:style-name="T307">Start de computer op vanaf </text:span><text:span text:style-name="T308">een </text:span><text:span text:style-name="T308"><text:reference-ref text:reference-format="text" text:ref-name="Distributie">Ubuntu</text:reference-ref></text:span><text:span text:style-name="T308"><text:s/></text:span><text:span text:style-name="T307"><text:reference-ref text:reference-format="text" text:ref-name="Versie">20.04 LTS</text:reference-ref></text:span><text:span text:style-name="T176"><text:s/></text:span><text:span text:style-name="T176"><text:reference-ref text:reference-format="text" text:ref-name="Editie">desktop</text:reference-ref></text:span><text:span text:style-name="T176"><text:s/>Live</text:span><text:span text:style-name="T176"><text:note text:id="ftn3" text:note-class="footnote"><text:note-citation>1</text:note-citation><text:note-body><text:p text:style-name="P68"><text:span text:style-name="T401">Vanaf ee</text:span>n Live <text:span text:style-name="T412">USB-stick of </text:span><text:span text:style-name="T316">C</text:span><text:span text:style-name="T412">D</text:span><text:span text:style-name="T6"> </text:span>kunt <text:span text:style-name="T401">u opstarten en</text:span> met <text:reference-ref text:reference-format="text" text:ref-name="Distributie">Ubuntu</text:reference-ref><text:s/>werken zonder deze te installeren.</text:p></text:note-body></text:note></text:span><text:span text:style-name="T176"> </text:span><text:span text:style-name="T179">USB-stick</text:span><text:span text:style-name="T179"><text:note text:id="ftn4" text:note-class="footnote"><text:note-citation>2</text:note-citation><text:note-body><text:p text:style-name="P73"><text:span text:style-name="Strong_20_Emphasis"><text:span text:style-name="T190">Download </text:span></text:span><text:span text:style-name="Strong_20_Emphasis"><text:span text:style-name="T184">een </text:span></text:span><text:span text:style-name="Strong_20_Emphasis"><text:span text:style-name="T194">Desktop </text:span></text:span><text:span text:style-name="Strong_20_Emphasis"><text:span text:style-name="T204">CD</text:span></text:span><text:span text:style-name="Strong_20_Emphasis"><text:span text:style-name="T189"> vanaf </text:span></text:span><text:a xlink:type="simple" xlink:href="http://nl.releases.ubuntu.com/" text:style-name="Internet_20_link" text:visited-style-name="Visited_20_Internet_20_Link"><text:span text:style-name="Strong_20_Emphasis"><text:span text:style-name="T405">nl.releases.ubuntu.com</text:span></text:span></text:a><text:span text:style-name="Strong_20_Emphasis"><text:span text:style-name="T189"> </text:span></text:span><text:span text:style-name="Strong_20_Emphasis"><text:span text:style-name="T185">en </text:span></text:span><text:span text:style-name="Strong_20_Emphasis"><text:span text:style-name="T190">plaats </text:span></text:span><text:span text:style-name="Strong_20_Emphasis"><text:span text:style-name="T184">een USB-stick </text:span></text:span><text:span text:style-name="Strong_20_Emphasis"><text:span text:style-name="T205">va</text:span></text:span><text:span text:style-name="Strong_20_Emphasis"><text:span text:style-name="T200">n </text:span></text:span><text:span text:style-name="Strong_20_Emphasis"><text:span text:style-name="T183">min</text:span></text:span><text:span text:style-name="Strong_20_Emphasis"><text:span text:style-name="T201">imaal</text:span></text:span><text:span text:style-name="Strong_20_Emphasis"><text:span text:style-name="T183"> </text:span></text:span><text:span text:style-name="Strong_20_Emphasis"><text:span text:style-name="T191">4</text:span></text:span><text:span text:style-name="Strong_20_Emphasis"><text:span text:style-name="T183"> GB. <text:line-break/></text:span></text:span><text:span text:style-name="Strong_20_Emphasis"><text:span text:style-name="T203">Zoek</text:span></text:span><text:span text:style-name="Strong_20_Emphasis"><text:span text:style-name="T183"> </text:span></text:span><text:span text:style-name="Strong_20_Emphasis"><text:span text:style-name="T210">opst</text:span></text:span><text:span text:style-name="Strong_20_Emphasis"><text:span text:style-name="T183"> en klik op het pictogram van</text:span></text:span><text:span text:style-name="Strong_20_Emphasis"><text:span text:style-name="T186"> </text:span></text:span><text:span text:style-name="Strong_20_Emphasis"><text:span text:style-name="T209">Opstartschijf aanmaken</text:span></text:span><text:span text:style-name="Strong_20_Emphasis"><text:span text:style-name="T193">, </text:span></text:span><text:span text:style-name="Strong_20_Emphasis"><text:span text:style-name="T199">o</text:span></text:span><text:span text:style-name="Strong_20_Emphasis"><text:span text:style-name="T184">f </text:span></text:span><text:span text:style-name="Strong_20_Emphasis"><text:span text:style-name="T187">gebruik </text:span></text:span><text:span text:style-name="Strong_20_Emphasis"><text:span text:style-name="T180">het programma balenaEtche</text:span></text:span><text:span text:style-name="Strong_20_Emphasis"><text:span text:style-name="T188">r</text:span></text:span><text:span text:style-name="Strong_20_Emphasis"><text:span text:style-name="T180"> </text:span></text:span><text:span text:style-name="Strong_20_Emphasis"><text:span text:style-name="T181">(</text:span></text:span><text:a xlink:type="simple" xlink:href="https://www.balena.io/etcher/" text:style-name="Internet_20_link" text:visited-style-name="Visited_20_Internet_20_Link"><text:span text:style-name="Strong_20_Emphasis"><text:span text:style-name="T406">etcher.io</text:span></text:span></text:a><text:span text:style-name="Strong_20_Emphasis"><text:span text:style-name="T181">); </text:span></text:span><text:span text:style-name="Strong_20_Emphasis"><text:span text:style-name="T180">balenaEtche</text:span></text:span><text:span text:style-name="Strong_20_Emphasis"><text:span text:style-name="T188">r</text:span></text:span><text:span text:style-name="Strong_20_Emphasis"><text:span text:style-name="T195"> is</text:span></text:span><text:span text:style-name="Strong_20_Emphasis"><text:span text:style-name="T181"> </text:span></text:span><text:span text:style-name="Strong_20_Emphasis"><text:span text:style-name="T184">beschikbaar voor </text:span></text:span><text:span text:style-name="Strong_20_Emphasis"><text:span text:style-name="T196">Windows, </text:span></text:span><text:span text:style-name="Strong_20_Emphasis"><text:span text:style-name="T197">OS X</text:span></text:span><text:span text:style-name="Strong_20_Emphasis"><text:span text:style-name="T180">, </text:span></text:span><text:span text:style-name="Strong_20_Emphasis"><text:span text:style-name="T181">en </text:span></text:span><text:span text:style-name="Strong_20_Emphasis"><text:span text:style-name="T198">GNU/</text:span></text:span><text:span text:style-name="Strong_20_Emphasis"><text:span text:style-name="T180">Linux</text:span></text:span><text:span text:style-name="Strong_20_Emphasis"><text:span text:style-name="T182">.</text:span></text:span></text:p></text:note-body></text:note></text:span><text:span text:style-name="T179"> of </text:span><text:span text:style-name="T175">C</text:span><text:span text:style-name="T179">D</text:span><text:span text:style-name="T179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6">.</text:span></text:p>
            <text:p text:style-name="P36"><text:span text:style-name="T177">Opstartmenu/</text:span><text:span text:style-name="T178">boot menu</text:span><text:span text:style-name="T177"> </text:span><text:span text:style-name="T176">via </text:span><text:span text:style-name="Definition"><text:span text:style-name="T399">opstartmenu</text:span></text:span><text:span text:style-name="T176">, </text:span><text:span text:style-name="T177">instellingen/</text:span><text:span text:style-name="T178">setup</text:span><text:span text:style-name="T176"> via </text:span><text:span text:style-name="Definition"><text:span text:style-name="T399">instellingen</text:span></text:span><text:span text:style-name="T176">.</text:span></text:p>
          </table:table-cell>
        </table:table-row>
        <table:table-row table:style-name="TableLine9489135784638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7" draw:name="Vorm10" draw:style-name="gr1" draw:text-style-name="P80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1">Kies</text:span></text:span><text:span text:style-name="Strong_20_Emphasis"><text:span text:style-name="T62"> </text:span></text:span><text:span text:style-name="Strong_20_Emphasis"><text:span text:style-name="T122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67">Nederlands</text:span></text:span><text:span text:style-name="Strong_20_Emphasis"><text:span text:style-name="T38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192">Enter</text:span></text:span><text:span text:style-name="Strong_20_Emphasis"><text:span text:style-name="T67">-toets.</text:span></text:span></text:p>
          </table:table-cell>
        </table:table-row>
        <table:table-row table:style-name="TableLine9489135779252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8" draw:name="Vorm11" draw:style-name="gr1" draw:text-style-name="P80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09">Kies </text:span><text:span text:style-name="T300">Ubuntu installeren </text:span><text:span text:style-name="Strong_20_Emphasis"><text:span text:style-name="T122">en druk op </text:span></text:span><text:span text:style-name="Strong_20_Emphasis"><text:span text:style-name="T123">de </text:span></text:span><text:span text:style-name="Strong_20_Emphasis"><text:span text:style-name="T202">Enter</text:span></text:span><text:span text:style-name="Strong_20_Emphasis"><text:span text:style-name="T123">-toets</text:span></text:span><text:span text:style-name="T309">.</text:span></text:p>
          </table:table-cell>
        </table:table-row>
        <table:table-row table:style-name="TableLine9489135775688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9" draw:name="Vorm12" draw:style-name="gr1" draw:text-style-name="P80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9">Op het </text:span></text:span><text:span text:style-name="Strong_20_Emphasis"><text:span text:style-name="T34">scherm </text:span></text:span><text:span text:style-name="Strong_20_Emphasis"><text:span text:style-name="T220">Wel</text:span></text:span><text:span text:style-name="Strong_20_Emphasis"><text:span text:style-name="T261">k</text:span></text:span><text:span text:style-name="Strong_20_Emphasis"><text:span text:style-name="T225">om</text:span></text:span><text:span text:style-name="Strong_20_Emphasis"><text:span text:style-name="T35"> </text:span></text:span><text:span text:style-name="Strong_20_Emphasis"><text:span text:style-name="T29">kies </text:span></text:span><text:span text:style-name="Strong_20_Emphasis"><text:span text:style-name="T149">Nederlands</text:span></text:span><text:span text:style-name="Strong_20_Emphasis"><text:span text:style-name="T17"> en klik op</text:span></text:span><text:span text:style-name="Strong_20_Emphasis"><text:span text:style-name="T25"> </text:span></text:span><text:span text:style-name="Strong_20_Emphasis"><text:span text:style-name="T150">Verder</text:span></text:span><text:span text:style-name="Strong_20_Emphasis"><text:span text:style-name="T17">.</text:span></text:span></text:p>
          </table:table-cell>
        </table:table-row>
        <table:table-row table:style-name="TableLine9489135816094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10" draw:name="Vorm13" draw:style-name="gr1" draw:text-style-name="P80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133">O</text:span></text:span><text:span text:style-name="Strong_20_Emphasis"><text:span text:style-name="T134">p </text:span></text:span><text:span text:style-name="Strong_20_Emphasis"><text:span text:style-name="T135">het </text:span></text:span><text:span text:style-name="Strong_20_Emphasis"><text:span text:style-name="T136">scherm </text:span></text:span><text:span text:style-name="Strong_20_Emphasis"><text:span text:style-name="T218">Toetsenbord</text:span></text:span><text:span text:style-name="Strong_20_Emphasis"><text:span text:style-name="T219">indeling</text:span></text:span><text:span text:style-name="Strong_20_Emphasis"><text:span text:style-name="T136"> </text:span></text:span><text:span text:style-name="Strong_20_Emphasis"><text:span text:style-name="T137">controleer </text:span></text:span><text:span text:style-name="Strong_20_Emphasis"><text:span text:style-name="T138">de </text:span></text:span><text:span text:style-name="Strong_20_Emphasis"><text:span text:style-name="T137">toetsenbordindeling </text:span></text:span><text:span text:style-name="Strong_20_Emphasis"><text:span text:style-name="T139">en </text:span></text:span><text:span text:style-name="Strong_20_Emphasis"><text:span text:style-name="T133">klik </text:span></text:span><text:span text:style-name="Strong_20_Emphasis"><text:span text:style-name="T136">op </text:span></text:span><text:span text:style-name="Strong_20_Emphasis"><text:span text:style-name="T168">Verder</text:span></text:span><text:span text:style-name="Strong_20_Emphasis"><text:span text:style-name="T136">.</text:span></text:span></text:p>
          </table:table-cell>
        </table:table-row>
        <table:table-row table:style-name="TableLine9489135816120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11" draw:name="Vorm14" draw:style-name="gr1" draw:text-style-name="P80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51">Als </text:span></text:span><text:span text:style-name="Strong_20_Emphasis"><text:span text:style-name="T40">het </text:span></text:span><text:span text:style-name="Strong_20_Emphasis"><text:span text:style-name="T28">het scherm </text:span></text:span><text:span text:style-name="Strong_20_Emphasis"><text:span text:style-name="T217">Draadloos</text:span></text:span><text:span text:style-name="Strong_20_Emphasis"><text:span text:style-name="T28"> </text:span></text:span><text:span text:style-name="Strong_20_Emphasis"><text:span text:style-name="T40">verschijnt, </text:span></text:span><text:span text:style-name="Strong_20_Emphasis"><text:span text:style-name="T30">kies</text:span></text:span><text:span text:style-name="Strong_20_Emphasis"><text:span text:style-name="T28"> </text:span></text:span><text:span text:style-name="Strong_20_Emphasis"><text:span text:style-name="T30">een draadloos netwerk, maak </text:span></text:span><text:span text:style-name="Strong_20_Emphasis"><text:span text:style-name="T17">verbinding, </text:span></text:span><text:span text:style-name="Strong_20_Emphasis"><text:span text:style-name="T31">en klik</text:span></text:span><text:span text:style-name="Strong_20_Emphasis"><text:span text:style-name="T17"> </text:span></text:span><text:span text:style-name="Strong_20_Emphasis"><text:span text:style-name="T23">op </text:span></text:span><text:span text:style-name="Strong_20_Emphasis"><text:span text:style-name="T150">Verder</text:span></text:span><text:span text:style-name="Strong_20_Emphasis"><text:span text:style-name="T17">.</text:span></text:span></text:p>
          </table:table-cell>
        </table:table-row>
        <table:table-row table:style-name="TableLine9489135816145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12" draw:name="Vorm15" draw:style-name="gr1" draw:text-style-name="P80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32">O</text:span></text:span><text:span text:style-name="Strong_20_Emphasis"><text:span text:style-name="T26">p het scherm </text:span></text:span><text:span text:style-name="Strong_20_Emphasis"><text:span text:style-name="T221">Bijgewerkte pakketten en andere programmatuur</text:span></text:span><text:span text:style-name="Strong_20_Emphasis"><text:span text:style-name="T215"> </text:span></text:span><text:span text:style-name="T17">klik op </text:span><text:span text:style-name="Strong_20_Emphasis"><text:span text:style-name="T149">Verder</text:span></text:span><text:span text:style-name="Strong_20_Emphasis"><text:span text:style-name="T17">.</text:span></text:span></text:p>
          </table:table-cell>
        </table:table-row>
        <table:table-row table:style-name="TableLine9489135816171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13" draw:name="Vorm16" draw:style-name="gr1" draw:text-style-name="P80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6">Installatietype</text:span></text:span><text:span text:style-name="Strong_20_Emphasis"><text:span text:style-name="T130"> </text:span></text:span><text:span text:style-name="Strong_20_Emphasis"><text:span text:style-name="T141">selecteer</text:span></text:span><text:span text:style-name="Strong_20_Emphasis"><text:span text:style-name="T131"> </text:span></text:span><text:span text:style-name="Strong_20_Emphasis"><text:span text:style-name="T320">het gewenste </text:span></text:span><text:span text:style-name="Strong_20_Emphasis"><text:span text:style-name="T341">Installatie type</text:span></text:span><text:span text:style-name="Strong_20_Emphasis"><text:span text:style-name="T320">.</text:span></text:span></text:p>
            <text:p text:style-name="P37"><text:span text:style-name="Emphasis"><text:span text:style-name="T355">Aa</text:span></text:span><text:span text:style-name="Emphasis"><text:span text:style-name="T356">nbevolen</text:span></text:span><text:span text:style-name="Strong_20_Emphasis"><text:span text:style-name="T332"> wordt om </text:span></text:span><text:span text:style-name="Strong_20_Emphasis"><text:span text:style-name="T336">te klikken op </text:span></text:span><text:span text:style-name="Strong_20_Emphasis"><text:span text:style-name="T354">Geavanceerde functies</text:span></text:span><text:span text:style-name="Strong_20_Emphasis"><text:span text:style-name="T336">, en</text:span></text:span><text:span text:style-name="Strong_20_Emphasis"><text:span text:style-name="T332"> </text:span></text:span><text:span text:style-name="Strong_20_Emphasis"><text:span text:style-name="T336">selecteer <text:line-break/></text:span></text:span><text:span text:style-name="Strong_20_Emphasis"><text:span text:style-name="T352">LVM gebruiken bij de nieuwe installatie van Ubuntu</text:span></text:span><text:span text:style-name="Strong_20_Emphasis"><text:span text:style-name="T332">, </text:span></text:span><text:span text:style-name="Strong_20_Emphasis"><text:span text:style-name="T336">en vink aan <text:line-break/></text:span></text:span><text:span text:style-name="Strong_20_Emphasis"><text:span text:style-name="T352">De nieuwe installatie van Ubuntu versleutelen voor de </text:span></text:span><text:span text:style-name="Strong_20_Emphasis"><text:span text:style-name="T353">veiligheid</text:span></text:span><text:span text:style-name="Strong_20_Emphasis"><text:span text:style-name="T333">.</text:span></text:span></text:p>
            <text:p text:style-name="P38"><text:span text:style-name="Strong_20_Emphasis"><text:span text:style-name="T335">K</text:span></text:span><text:span text:style-name="Strong_20_Emphasis"><text:span text:style-name="T20">lik op </text:span></text:span><text:span text:style-name="Strong_20_Emphasis"><text:span text:style-name="T229">OK</text:span></text:span><text:span text:style-name="Strong_20_Emphasis"><text:span text:style-name="T58"> en vervolgens op</text:span></text:span><text:span text:style-name="Strong_20_Emphasis"><text:span text:style-name="T20"> </text:span></text:span><text:span text:style-name="Strong_20_Emphasis"><text:span text:style-name="T169">I</text:span></text:span><text:span text:style-name="Strong_20_Emphasis"><text:span text:style-name="T170">nstalle</text:span></text:span><text:span text:style-name="Strong_20_Emphasis"><text:span text:style-name="T169">e</text:span></text:span><text:span text:style-name="Strong_20_Emphasis"><text:span text:style-name="T170">r </text:span></text:span><text:span text:style-name="Strong_20_Emphasis"><text:span text:style-name="T169">nu</text:span></text:span><text:span text:style-name="Strong_20_Emphasis"><text:span text:style-name="T20">.</text:span></text:span></text:p>
          </table:table-cell>
        </table:table-row>
        <table:table-row table:style-name="TableLine9489135816196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14" draw:name="Vorm17" draw:style-name="gr1" draw:text-style-name="P80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44">Geef </text:span></text:span><text:span text:style-name="Strong_20_Emphasis"><text:span text:style-name="T46">indien gevraagd </text:span></text:span><text:span text:style-name="Strong_20_Emphasis"><text:span text:style-name="T44">de be</text:span></text:span><text:span text:style-name="Strong_20_Emphasis"><text:span text:style-name="T45">ve</text:span></text:span><text:span text:style-name="Strong_20_Emphasis"><text:span text:style-name="T44">iligingssleutel op, c</text:span></text:span><text:span text:style-name="Strong_20_Emphasis"><text:span text:style-name="T41">ontroleer de </text:span></text:span><text:span text:style-name="Strong_20_Emphasis"><text:span text:style-name="T43">voorgestelde </text:span></text:span><text:span text:style-name="Strong_20_Emphasis"><text:span text:style-name="T41">schijfindelin</text:span></text:span><text:span text:style-name="Strong_20_Emphasis"><text:span text:style-name="T42">g,</text:span></text:span><text:span text:style-name="Strong_20_Emphasis"><text:span text:style-name="T41"> </text:span></text:span><text:span text:style-name="Strong_20_Emphasis"><text:span text:style-name="T47">kies de gewenste schijf, </text:span></text:span><text:span text:style-name="Strong_20_Emphasis"><text:span text:style-name="T42">en </text:span></text:span><text:span text:style-name="Strong_20_Emphasis"><text:span text:style-name="T321">k</text:span></text:span><text:span text:style-name="Strong_20_Emphasis"><text:span text:style-name="T320">lik op </text:span></text:span><text:span text:style-name="Strong_20_Emphasis"><text:span text:style-name="T341">I</text:span></text:span><text:span text:style-name="Strong_20_Emphasis"><text:span text:style-name="T342">nstalle</text:span></text:span><text:span text:style-name="Strong_20_Emphasis"><text:span text:style-name="T341">e</text:span></text:span><text:span text:style-name="Strong_20_Emphasis"><text:span text:style-name="T342">r </text:span></text:span><text:span text:style-name="Strong_20_Emphasis"><text:span text:style-name="T341">nu</text:span></text:span><text:span text:style-name="Strong_20_Emphasis"><text:span text:style-name="T320">.</text:span></text:span></text:p>
          </table:table-cell>
        </table:table-row>
        <table:table-row table:style-name="TableLine9489135816222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15" draw:name="Vorm18" draw:style-name="gr1" draw:text-style-name="P80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6">Wilt u deze aanpassingen wegschrijven naar de schijven? </text:span></text:span><text:span text:style-name="Strong_20_Emphasis"><text:span text:style-name="T33">controleer de </text:span></text:span><text:span text:style-name="Strong_20_Emphasis"><text:span text:style-name="T48">partities</text:span></text:span><text:span text:style-name="Strong_20_Emphasis"><text:span text:style-name="T33"> </text:span></text:span><text:span text:style-name="Strong_20_Emphasis"><text:span text:style-name="T49">die </text:span></text:span><text:span text:style-name="Strong_20_Emphasis"><text:span text:style-name="T50">geformatteerd</text:span></text:span><text:span text:style-name="Strong_20_Emphasis"><text:span text:style-name="T49"> worden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0">op </text:span></text:span><text:span text:style-name="Strong_20_Emphasis"><text:span text:style-name="T151">Verder</text:span></text:span><text:span text:style-name="Strong_20_Emphasis"><text:span text:style-name="T20">.</text:span></text:span></text:p>
          </table:table-cell>
        </table:table-row>
        <table:table-row table:style-name="TableLine9489135816248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16" draw:name="Vorm19" draw:style-name="gr1" draw:text-style-name="P80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28">O</text:span></text:span><text:span text:style-name="Strong_20_Emphasis"><text:span text:style-name="T323">p </text:span></text:span><text:span text:style-name="Strong_20_Emphasis"><text:span text:style-name="T324">het </text:span></text:span><text:span text:style-name="Strong_20_Emphasis"><text:span text:style-name="T325">scherm </text:span></text:span><text:span text:style-name="Strong_20_Emphasis"><text:span text:style-name="T350">Waar bevindt u zich?</text:span></text:span><text:span text:style-name="Strong_20_Emphasis"><text:span text:style-name="T325"> </text:span></text:span><text:span text:style-name="Strong_20_Emphasis"><text:span text:style-name="T330">controleer </text:span></text:span><text:span text:style-name="Strong_20_Emphasis"><text:span text:style-name="T331">de </text:span></text:span><text:span text:style-name="Strong_20_Emphasis"><text:span text:style-name="T330">locatie en </text:span></text:span><text:span text:style-name="Strong_20_Emphasis"><text:span text:style-name="T328">klik </text:span></text:span><text:span text:style-name="Strong_20_Emphasis"><text:span text:style-name="T325">op </text:span></text:span><text:span text:style-name="Strong_20_Emphasis"><text:span text:style-name="T343">Verder</text:span></text:span><text:span text:style-name="Strong_20_Emphasis"><text:span text:style-name="T325">.</text:span></text:span></text:p>
          </table:table-cell>
        </table:table-row>
        <table:table-row table:style-name="TableLine9489135816273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17" draw:name="Vorm20" draw:style-name="gr1" draw:text-style-name="P8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48">Op </text:span><text:span text:style-name="T345">het </text:span><text:span text:style-name="T343">scherm </text:span><text:span text:style-name="Strong_20_Emphasis"><text:span text:style-name="T350">Wie bent u?</text:span></text:span><text:span text:style-name="T343"> </text:span><text:span text:style-name="T348">vul </text:span><text:span text:style-name="T346">in </text:span><text:span text:style-name="Strong_20_Emphasis"><text:span text:style-name="T349">Uw n</text:span></text:span><text:span text:style-name="Strong_20_Emphasis"><text:span text:style-name="T344">aam</text:span></text:span><text:span text:style-name="Strong_20_Emphasis"><text:span text:style-name="T322"> </text:span></text:span><text:span text:style-name="Definition"><text:span text:style-name="T400">gebruiker</text:span></text:span><text:span text:style-name="Strong_20_Emphasis"><text:span text:style-name="T326">, <text:line-break/></text:span></text:span><text:span text:style-name="Strong_20_Emphasis"><text:span text:style-name="T344">Naam </text:span></text:span><text:span text:style-name="Strong_20_Emphasis"><text:span text:style-name="T349">van uw </text:span></text:span><text:span text:style-name="Strong_20_Emphasis"><text:span text:style-name="T347">computer</text:span></text:span><text:span text:style-name="Definition"><text:span text:style-name="T4"> </text:span></text:span><text:span text:style-name="Definition"><text:span text:style-name="T400">computernaam</text:span></text:span><text:span text:style-name="Strong_20_Emphasis"><text:span text:style-name="T322">,<text:line-break/></text:span></text:span><text:span text:style-name="Strong_20_Emphasis"><text:span text:style-name="T349">Kies een g</text:span></text:span><text:span text:style-name="Strong_20_Emphasis"><text:span text:style-name="T347">ebruikersnaam</text:span></text:span><text:span text:style-name="Strong_20_Emphasis"><text:span text:style-name="T322"> </text:span></text:span><text:span text:style-name="Definition"><text:span text:style-name="T400">gebruikersnaam</text:span></text:span><text:span text:style-name="Strong_20_Emphasis"><text:span text:style-name="T322">,<text:line-break/></text:span></text:span><text:span text:style-name="Strong_20_Emphasis"><text:span text:style-name="T334">g</text:span></text:span><text:span text:style-name="Strong_20_Emphasis"><text:span text:style-name="T319">eef tweemaal een </text:span></text:span><text:span text:style-name="Strong_20_Emphasis"><text:span text:style-name="T340">wachtwoord</text:span></text:span><text:span text:style-name="Strong_20_Emphasis"><text:span text:style-name="T319">,</text:span></text:span><text:span text:style-name="Strong_20_Emphasis"><text:span text:style-name="T338"> </text:span></text:span><text:span text:style-name="Strong_20_Emphasis"><text:span text:style-name="T339">en</text:span></text:span><text:span text:style-name="Strong_20_Emphasis"><text:span text:style-name="T338"> </text:span></text:span><text:span text:style-name="Strong_20_Emphasis"><text:span text:style-name="T337">k</text:span></text:span><text:span text:style-name="Strong_20_Emphasis"><text:span text:style-name="T319">lik op </text:span></text:span><text:span text:style-name="Strong_20_Emphasis"><text:span text:style-name="T340">Verder</text:span></text:span><text:span text:style-name="Strong_20_Emphasis"><text:span text:style-name="T319">.</text:span></text:span></text:p>
          </table:table-cell>
        </table:table-row>
        <table:table-row table:style-name="TableLine9489135816299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9135816324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18" draw:name="Vorm21" draw:style-name="gr1" draw:text-style-name="P8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29">O</text:span></text:span><text:span text:style-name="Strong_20_Emphasis"><text:span text:style-name="T327">p het scherm </text:span></text:span><text:span text:style-name="Strong_20_Emphasis"><text:span text:style-name="T351">Installatie voltooid</text:span></text:span><text:span text:style-name="Strong_20_Emphasis"><text:span text:style-name="T327"> </text:span></text:span><text:span text:style-name="Strong_20_Emphasis"><text:span text:style-name="T329">klik </text:span></text:span><text:span text:style-name="Strong_20_Emphasis"><text:span text:style-name="T319">op </text:span></text:span><text:span text:style-name="Strong_20_Emphasis"><text:span text:style-name="T340">Nu herstarten</text:span></text:span><text:span text:style-name="Strong_20_Emphasis"><text:span text:style-name="T319">.</text:span></text:span></text:p>
          </table:table-cell>
        </table:table-row>
        <table:table-row table:style-name="TableLine948913581635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9135816376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19" draw:name="Vorm22" draw:style-name="gr1" draw:text-style-name="P8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3">Verwijder </text:span></text:span><text:span text:style-name="Strong_20_Emphasis"><text:span text:style-name="T144">het </text:span></text:span><text:span text:style-name="Strong_20_Emphasis"><text:span text:style-name="T143">installatiemedium (</text:span></text:span><text:span text:style-name="Strong_20_Emphasis"><text:span text:style-name="T145">USB-stick of </text:span></text:span><text:span text:style-name="Strong_20_Emphasis"><text:span text:style-name="T125">C</text:span></text:span><text:span text:style-name="Strong_20_Emphasis"><text:span text:style-name="T145">D</text:span></text:span><text:span text:style-name="Strong_20_Emphasis"><text:span text:style-name="T267"><text:note-ref text:note-class="footnote" text:reference-format="text" text:ref-name="ftn5">3</text:note-ref></text:span></text:span><text:span text:style-name="Strong_20_Emphasis"><text:span text:style-name="T143">) </text:span></text:span><text:span text:style-name="Strong_20_Emphasis"><text:span text:style-name="T146">en</text:span></text:span><text:span text:style-name="Strong_20_Emphasis"><text:span text:style-name="T143"> </text:span></text:span><text:span text:style-name="Strong_20_Emphasis"><text:span text:style-name="T129">druk </text:span></text:span><text:span text:style-name="Strong_20_Emphasis"><text:span text:style-name="T147">op</text:span></text:span><text:span text:style-name="Strong_20_Emphasis"><text:span text:style-name="T129"> </text:span></text:span><text:span text:style-name="Strong_20_Emphasis"><text:span text:style-name="T123">de </text:span></text:span><text:span text:style-name="Strong_20_Emphasis"><text:span text:style-name="T202">Enter</text:span></text:span><text:span text:style-name="Strong_20_Emphasis"><text:span text:style-name="T123">-toets</text:span></text:span><text:span text:style-name="Strong_20_Emphasis"><text:span text:style-name="T148">.</text:span></text:span></text:p>
          </table:table-cell>
        </table:table-row>
      </table:table>
      <text:p text:style-name="P35"><text:span text:style-name="Strong_20_Emphasis"><text:span text:style-name="T129"/></text:span></text:p>
      <text:list xml:id="list190221670049532" text:continue-numbering="true" text:style-name="L1">
        <text:list-item>
          <text:p text:style-name="P76"><text:span text:style-name="Strong_20_Emphasis"><text:span text:style-name="T230">Installatie </text:span></text:span><text:span text:style-name="Strong_20_Emphasis"><text:span text:style-name="T231">afronden</text:span></text:span></text:p>
        </text:list-item>
      </text:list>
      <text:p text:style-name="P39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9135810320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20" draw:name="Vorm23" draw:style-name="gr1" draw:text-style-name="P80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2">De nieuwe installatie van Ubuntu versleutelen voor de </text:span></text:span><text:span text:style-name="Strong_20_Emphasis"><text:span text:style-name="T227">veiligheid</text:span></text:span><text:span text:style-name="Strong_20_Emphasis"><text:span text:style-name="T24"> </text:span></text:span><text:span text:style-name="Strong_20_Emphasis"><text:span text:style-name="T259">is aangegeven tijdens de installatie,</text:span></text:span><text:span text:style-name="Strong_20_Emphasis"><text:span text:style-name="T22"> </text:span></text:span><text:span text:style-name="Strong_20_Emphasis"><text:span text:style-name="T39">typ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39"> </text:span></text:span><text:span text:style-name="Strong_20_Emphasis"><text:span text:style-name="T67">en druk op de <text:line-break/></text:span></text:span><text:span text:style-name="Strong_20_Emphasis"><text:span text:style-name="T192">Enter</text:span></text:span><text:span text:style-name="Strong_20_Emphasis"><text:span text:style-name="T67">-toets.</text:span></text:span></text:p>
          </table:table-cell>
        </table:table-row>
        <table:table-row table:style-name="TableLine948913581052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89135810689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21" draw:name="Vorm24" draw:style-name="gr1" draw:text-style-name="P80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8913581084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0"/></text:span></text:p>
          </table:table-cell>
        </table:table-row>
        <table:table-row table:style-name="TableLine9489135832225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22" draw:name="Vorm25" draw:style-name="gr1" draw:text-style-name="P80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</text:span></text:span><text:span text:style-name="Strong_20_Emphasis"><text:span text:style-name="T69">de volgende schermen volg de aanwijzingen en klik op</text:span></text:span><text:span text:style-name="Strong_20_Emphasis"><text:span text:style-name="T140"> </text:span></text:span><text:span text:style-name="Strong_20_Emphasis"><text:span text:style-name="T223">Volgende</text:span></text:span><text:span text:style-name="Strong_20_Emphasis"><text:span text:style-name="T140">.</text:span></text:span></text:p>
          </table:table-cell>
        </table:table-row>
        <table:table-row table:style-name="TableLine9489135834451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23" draw:name="Vorm26" draw:style-name="gr1" draw:text-style-name="P80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het </text:span></text:span><text:span text:style-name="Strong_20_Emphasis"><text:span text:style-name="T69">laatste </text:span></text:span><text:span text:style-name="Strong_20_Emphasis"><text:span text:style-name="T27">scherm </text:span></text:span><text:span text:style-name="Strong_20_Emphasis"><text:span text:style-name="T224">Klaar om te beginnen </text:span></text:span><text:span text:style-name="Strong_20_Emphasis"><text:span text:style-name="T140">klik op </text:span></text:span><text:span text:style-name="Strong_20_Emphasis"><text:span text:style-name="T223">Vol</text:span></text:span><text:span text:style-name="Strong_20_Emphasis"><text:span text:style-name="T228">tooid</text:span></text:span><text:span text:style-name="Strong_20_Emphasis"><text:span text:style-name="T140">.</text:span></text:span></text:p>
          </table:table-cell>
        </table:table-row>
        <table:table-row table:style-name="TableLine948913583744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9135823398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24" draw:name="Vorm27" draw:style-name="gr1" draw:text-style-name="P8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1">Voeg </text:span></text:span><text:span text:style-name="Strong_20_Emphasis"><text:span text:style-name="T61">eventuele </text:span></text:span><text:span text:style-name="Strong_20_Emphasis"><text:span text:style-name="T60">extra </text:span></text:span><text:span text:style-name="Strong_20_Emphasis"><text:span text:style-name="T128">gebruikers </text:span></text:span><text:span text:style-name="Strong_20_Emphasis"><text:span text:style-name="T132">toe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83">druk op de </text:span></text:span><text:span text:style-name="Strong_20_Emphasis"><text:span text:style-name="T206">Super</text:span></text:span><text:span text:style-name="Strong_20_Emphasis"><text:span text:style-name="T83">-toets</text:span></text:span><text:span text:style-name="Strong_20_Emphasis"><text:span text:style-name="T83"><text:note text:id="ftn6" text:note-class="footnote"><text:note-citation>1</text:note-citation><text:note-body><text:p text:style-name="P72"><text:span text:style-name="T313">De </text:span><text:span text:style-name="T317">Super</text:span><text:span text:style-name="T313">-toets is de Windows</text:span><text:span text:style-name="T314">-</text:span><text:span text:style-name="T315">toets</text:span><text:span text:style-name="T313">, </text:span><text:span text:style-name="T314">C</text:span><text:span text:style-name="T313">ommand-</text:span><text:span text:style-name="T315">toets</text:span><text:span text:style-name="T313">, of </text:span><text:span text:style-name="T314">V</text:span><text:span text:style-name="T313">ergrootglas-toets.</text:span></text:p></text:note-body></text:note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60">geb</text:span></text:span><text:span text:style-name="Strong_20_Emphasis"><text:span text:style-name="T161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57">Instellingen </text:span></text:span><text:span text:style-name="Strong_20_Emphasis"><text:span text:style-name="T110">rechts o</text:span></text:span><text:span text:style-name="Strong_20_Emphasis"><text:span text:style-name="T84">p </text:span></text:span><text:span text:style-name="Strong_20_Emphasis"><text:span text:style-name="T258">Gebruikers</text:span></text:span><text:span text:style-name="Strong_20_Emphasis"><text:span text:style-name="T108">.</text:span></text:span></text:p>
          </table:table-cell>
        </table:table-row>
        <table:table-row table:style-name="TableLine9489135832555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25" draw:name="Vorm28" draw:style-name="gr1" draw:text-style-name="P80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0">Klik links</text:span></text:span><text:span text:style-name="Strong_20_Emphasis"><text:span text:style-name="T142"> </text:span></text:span><text:span text:style-name="Strong_20_Emphasis"><text:span text:style-name="T118">op </text:span></text:span><text:span text:style-name="Strong_20_Emphasis"><text:span text:style-name="T165">Ontgrendelen</text:span></text:span><text:span text:style-name="Strong_20_Emphasis"><text:span text:style-name="T118"> </text:span></text:span><text:span text:style-name="Strong_20_Emphasis"><text:span text:style-name="T117">en daarna op </text:span></text:span><text:span text:style-name="Strong_20_Emphasis"><text:span text:style-name="T250">Gebruik</text:span></text:span><text:span text:style-name="Strong_20_Emphasis"><text:span text:style-name="T251">er</text:span></text:span><text:span text:style-name="Strong_20_Emphasis"><text:span text:style-name="T250"> toevoegen</text:span></text:span><text:span text:style-name="Strong_20_Emphasis"><text:span text:style-name="T117">.</text:span></text:span></text:p>
          </table:table-cell>
        </table:table-row>
        <table:table-row table:style-name="TableLine948913583818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9135838212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26" draw:name="Vorm29" draw:style-name="gr1" draw:text-style-name="P80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Controleer </text:span></text:span><text:span text:style-name="Strong_20_Emphasis"><text:span text:style-name="T53">of er updates zijn </text:span></text:span><text:span text:style-name="Strong_20_Emphasis"><text:span text:style-name="T54">via </text:span></text:span><text:span text:style-name="Strong_20_Emphasis"><text:span text:style-name="T72">een </text:span></text:span><text:span text:style-name="Strong_20_Emphasis"><text:span text:style-name="T102">druk</text:span></text:span><text:span text:style-name="Strong_20_Emphasis"><text:span text:style-name="T72"> op</text:span></text:span><text:span text:style-name="Strong_20_Emphasis"><text:span text:style-name="T86"> de </text:span></text:span><text:span text:style-name="Strong_20_Emphasis"><text:span text:style-name="T206">Super</text:span></text:span><text:span text:style-name="Strong_20_Emphasis"><text:span text:style-name="T86">-toets</text:span></text:span><text:span text:style-name="Strong_20_Emphasis"><text:span text:style-name="T266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2">upd</text:span></text:span><text:span text:style-name="Strong_20_Emphasis"><text:span text:style-name="T164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1">Updatebeheer</text:span></text:span><text:span text:style-name="Strong_20_Emphasis"><text:span text:style-name="T86">.</text:span></text:span></text:p>
          </table:table-cell>
        </table:table-row>
        <table:table-row table:style-name="TableLine9489135838249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27" draw:name="Vorm30" draw:style-name="gr1" draw:text-style-name="P80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3"><text:span text:style-name="T306">Als</text:span><text:span text:style-name="T302"> </text:span><text:span text:style-name="T303">er </text:span><text:span text:style-name="T302">updates beschikbaar zijn, k</text:span><text:span text:style-name="T304">lik op </text:span><text:span text:style-name="Strong_20_Emphasis"><text:span text:style-name="T310">Nu installeren</text:span></text:span><text:span text:style-name="T304">.</text:span></text:p>
          </table:table-cell>
        </table:table-row>
        <table:table-row table:style-name="TableLine9489135838308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28" draw:name="Vorm31" draw:style-name="gr1" draw:text-style-name="P80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3"><text:span text:style-name="T305">A</text:span>ls <text:span text:style-name="Strong_20_Emphasis"><text:span text:style-name="T301">Updatebeheer </text:span></text:span>hierom vraagt, <text:span text:style-name="T407">h</text:span>erstart <text:span text:style-name="T408">de</text:span> computer <text:span text:style-name="T409">en daarna weer aanmelden als </text:span><text:span text:style-name="Definition"><text:span text:style-name="T8">gebruiker</text:span></text:span>.</text:p>
          </table:table-cell>
        </table:table-row>
        <table:table-row table:style-name="TableLine948913583836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91358384272">
          <table:table-cell table:style-name="_33_._5f_Installatie_5f_afronden.A1" office:value-type="string">
            <text:p text:style-name="P49"><text:span text:style-name="Strong_20_Emphasis"><text:span text:style-name="T98"><text:s/></text:span></text:span><text:span text:style-name="Strong_20_Emphasis"><text:span text:style-name="T127"><draw:control text:anchor-type="as-char" draw:z-index="50" draw:name="Vorm4_1" draw:style-name="gr1" draw:text-style-name="P80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98">Installeer de scripts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3">Terminalvenster</text:span></text:span><text:span text:style-name="Strong_20_Emphasis"><text:span text:style-name="T84"> met toetscombinatie <text:line-break/></text:span></text:span><text:span text:style-name="Strong_20_Emphasis"><text:span text:style-name="T208">Ctrl</text:span></text:span><text:span text:style-name="Strong_20_Emphasis"><text:span text:style-name="T207"> </text:span></text:span><text:span text:style-name="Strong_20_Emphasis"><text:span text:style-name="T208">Alt</text:span></text:span><text:span text:style-name="Strong_20_Emphasis"><text:span text:style-name="T207"> </text:span></text:span><text:span text:style-name="Strong_20_Emphasis"><text:span text:style-name="T208">T</text:span></text:span><text:span text:style-name="Strong_20_Emphasis"><text:span text:style-name="T111">. </text:span></text:span></text:p>
          </table:table-cell>
        </table:table-row>
        <table:table-row table:style-name="TableLine94891358384864">
          <table:table-cell table:style-name="_33_._5f_Installatie_5f_afronden.A1" office:value-type="string">
            <text:p text:style-name="P61"><text:span text:style-name="Strong_20_Emphasis"><text:span text:style-name="T98"><text:s/></text:span></text:span><text:span text:style-name="Strong_20_Emphasis"><text:span text:style-name="T127"><draw:control text:anchor-type="as-char" draw:z-index="52" draw:name="Vorm4_0" draw:style-name="gr1" draw:text-style-name="P80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6"><text:span text:style-name="T426">Typ</text:span>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6">z</text:span></text:span><text:span text:style-name="Strong_20_Emphasis"><text:span text:style-name="T111">e opdrachten, ieder gevolgd door de </text:span></text:span><text:span text:style-name="Strong_20_Emphasis"><text:span text:style-name="T208">Enter</text:span></text:span><text:span text:style-name="Strong_20_Emphasis"><text:span text:style-name="T84">-toets:<text:line-break/></text:span></text:span><text:span text:style-name="User_20_Entry"><text:span text:style-name="T268">wget karelzimmer.nl/s<text:line-break/>bash </text:span></text:span><text:span text:style-name="User_20_Entry"><text:span text:style-name="T269">s</text:span></text:span></text:p>
            <text:p text:style-name="P67"><text:span text:style-name="User_20_Entry"><text:span text:style-name="T271">exit</text:span></text:span></text:p>
          </table:table-cell>
        </table:table-row>
        <table:table-row table:style-name="TableLine94891358385616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89135838636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29" draw:name="Vorm37" draw:style-name="gr1" draw:text-style-name="P80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06">Super</text:span></text:span><text:span text:style-name="Strong_20_Emphasis"><text:span text:style-name="T86">-toets</text:span></text:span><text:span text:style-name="Strong_20_Emphasis"><text:span text:style-name="T266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3">men</text:span></text:span><text:span text:style-name="Strong_20_Emphasis"><text:span text:style-name="T158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5">Installatiem</text:span></text:span><text:span text:style-name="Strong_20_Emphasis"><text:span text:style-name="T244">enu</text:span></text:span><text:span text:style-name="Strong_20_Emphasis"><text:span text:style-name="T83">.</text:span></text:span></text:p>
          </table:table-cell>
        </table:table-row>
        <table:table-row table:style-name="TableLine9489135838712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30" draw:name="Vorm38" draw:style-name="gr1" draw:text-style-name="P80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0">K</text:span></text:span><text:span text:style-name="Strong_20_Emphasis"><text:span text:style-name="T75">ie</text:span></text:span><text:span text:style-name="Strong_20_Emphasis"><text:span text:style-name="T74">s </text:span></text:span><text:span text:style-name="Strong_20_Emphasis"><text:span text:style-name="T243">3 -</text:span></text:span><text:span text:style-name="Strong_20_Emphasis"><text:span text:style-name="T214"> </text:span></text:span><text:span text:style-name="Strong_20_Emphasis"><text:span text:style-name="T238">Installatie</text:span></text:span><text:span text:style-name="Strong_20_Emphasis"><text:span text:style-name="T239"> </text:span></text:span><text:span text:style-name="Strong_20_Emphasis"><text:span text:style-name="T240">afron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2">Verder</text:span></text:span><text:span text:style-name="Strong_20_Emphasis"><text:span text:style-name="T97">.</text:span></text:span></text:p>
          </table:table-cell>
        </table:table-row>
        <table:table-row table:style-name="TableLine9489135838787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7"><draw:control text:anchor-type="as-char" draw:z-index="31" draw:name="Vorm39" draw:style-name="gr1" draw:text-style-name="P80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0">Volg de aanwijzingen op het scherm.</text:span></text:span></text:p>
          </table:table-cell>
        </table:table-row>
      </table:table>
      <text:p text:style-name="P39"><text:span text:style-name="Strong_20_Emphasis"><text:span text:style-name="T19"><text:tab/></text:span></text:span></text:p>
      <text:p text:style-name="P40"><text:span text:style-name="Strong_20_Emphasis"><text:span text:style-name="T97"/></text:span></text:p>
      <text:p text:style-name="P41"><text:span text:style-name="Strong_20_Emphasis"><text:span text:style-name="T70"/></text:span></text:p>
      <text:list xml:id="list190220649817267" text:continue-numbering="true" text:style-name="L1">
        <text:list-item>
          <text:p text:style-name="P77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89135818963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7"><draw:control text:anchor-type="as-char" draw:z-index="32" draw:name="Vorm40" draw:style-name="gr1" draw:text-style-name="P80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0">R</text:span></text:span><text:span text:style-name="Strong_20_Emphasis"><text:span text:style-name="T76">icht </text:span></text:span><text:span text:style-name="Definition"><text:span text:style-name="T9">gebruiker</text:span></text:span><text:span text:style-name="Strong_20_Emphasis"><text:span text:style-name="T71"><text:note text:id="ftn7" text:note-class="footnote"><text:note-citation>1</text:note-citation><text:note-body><text:p text:style-name="P70"><text:span text:style-name="T403">Na aanmelden als </text:span><text:span text:style-name="T410">andere gebruiker</text:span><text:span text:style-name="T403">, zoek en start</text:span><text:span text:style-name="T414"> </text:span><text:span text:style-name="T413">In</text:span><text:span text:style-name="T404">stallatiemenu</text:span><text:span text:style-name="Strong_20_Emphasis"><text:span text:style-name="T260"> </text:span></text:span><text:span text:style-name="T403">en </text:span><text:span text:style-name="User_20_Entry"><text:span text:style-name="T211">kies </text:span></text:span><text:span text:style-name="User_20_Entry"><text:span text:style-name="T213">4 -</text:span></text:span><text:span text:style-name="User_20_Entry"><text:span text:style-name="T211"> </text:span></text:span><text:span text:style-name="User_20_Entry"><text:span text:style-name="T212">Gebruiker inrichten</text:span></text:span><text:span text:style-name="User_20_Entry"><text:span text:style-name="T211">.</text:span></text:span></text:p></text:note-body></text:note></text:span></text:span><text:span text:style-name="Strong_20_Emphasis"><text:span text:style-name="T76"> </text:span></text:span><text:span text:style-name="Strong_20_Emphasis"><text:span text:style-name="T77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56">Installatiemenu</text:span></text:span><text:span text:style-name="Strong_20_Emphasis"><text:span text:style-name="T260"> </text:span></text:span><text:span text:style-name="Strong_20_Emphasis"><text:span text:style-name="T94">en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43">4 -</text:span></text:span><text:span text:style-name="Strong_20_Emphasis"><text:span text:style-name="T214"> </text:span></text:span><text:span text:style-name="T255">Gebruiker inrichten</text:span><text:span text:style-name="Strong_20_Emphasis"><text:span text:style-name="T73">.</text:span></text:span></text:p>
          </table:table-cell>
        </table:table-row>
        <table:table-row table:style-name="TableLine9489135848292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7"><draw:control text:anchor-type="as-char" draw:z-index="33" draw:name="Vorm41" draw:style-name="gr1" draw:text-style-name="P80" svg:width="0.35cm" svg:height="0.35cm" draw:control="control34"/></text:span></text:span></text:p>
          </table:table-cell>
          <table:table-cell table:style-name="Tabel2.A1" office:value-type="string">
            <text:p text:style-name="P48"><text:span text:style-name="Strong_20_Emphasis"><text:span text:style-name="T402">Volg de aanwijzingen op het scherm.</text:span></text:span></text:p>
          </table:table-cell>
        </table:table-row>
        <table:table-row table:style-name="TableLine948913585341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9135849801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7"><draw:control text:anchor-type="as-char" draw:z-index="34" draw:name="Vorm42" draw:style-name="gr1" draw:text-style-name="P80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78">Herstart de computer.</text:span></text:span></text:p>
          </table:table-cell>
        </table:table-row>
        <table:table-row table:style-name="TableLine948913584954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9135858564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7"><draw:control text:anchor-type="as-char" draw:z-index="35" draw:name="Vorm43" draw:style-name="gr1" draw:text-style-name="P80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72">Aanmelden als </text:span></text:span><text:span text:style-name="Definition"><text:span text:style-name="T12">gebruiker</text:span></text:span><text:span text:style-name="Strong_20_Emphasis"><text:span text:style-name="T72">.</text:span></text:span></text:p>
          </table:table-cell>
        </table:table-row>
        <table:table-row table:style-name="TableLine948913585882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91358497312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7"><draw:control text:anchor-type="as-char" draw:z-index="36" draw:name="Vorm44" draw:style-name="gr1" draw:text-style-name="P80" svg:width="0.35cm" svg:height="0.35cm" draw:control="control37"/></text:span></text:span></text:p>
          </table:table-cell>
          <table:table-cell table:style-name="Tabel2.A1" office:value-type="string">
            <text:p text:style-name="P48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2">De nieuwe installatie van Ubuntu versleutelen voor de </text:span></text:span><text:span text:style-name="Strong_20_Emphasis"><text:span text:style-name="T226">veiligheid</text:span></text:span><text:span text:style-name="Strong_20_Emphasis"><text:span text:style-name="T24"> </text:span></text:span><text:span text:style-name="Strong_20_Emphasis"><text:span text:style-name="T259">is aangegeven tijdens de installatie,</text:span></text:span><text:span text:style-name="Strong_20_Emphasis"><text:span text:style-name="T22"> </text:span></text:span><text:span text:style-name="Strong_20_Emphasis"><text:span text:style-name="T37">l</text:span></text:span><text:span text:style-name="Strong_20_Emphasis"><text:span text:style-name="T22">eg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22"> vast in </text:span></text:span><text:span text:style-name="Strong_20_Emphasis"><text:span text:style-name="T56">een</text:span></text:span><text:span text:style-name="Strong_20_Emphasis"><text:span text:style-name="T22"> </text:span></text:span><text:span text:style-name="Strong_20_Emphasis"><text:span text:style-name="T56">w</text:span></text:span><text:span text:style-name="Strong_20_Emphasis"><text:span text:style-name="T57">achtwoordkluis</text:span></text:span><text:span text:style-name="Strong_20_Emphasis"><text:span text:style-name="T22"> </text:span></text:span><text:span text:style-name="Strong_20_Emphasis"><text:span text:style-name="T56">zoals </text:span></text:span><text:span text:style-name="Strong_20_Emphasis"><text:span text:style-name="T166">Bitwarden</text:span></text:span><text:span text:style-name="Strong_20_Emphasis"><text:span text:style-name="T56">, </text:span></text:span><text:span text:style-name="Strong_20_Emphasis"><text:span text:style-name="T66">zie links in de </text:span></text:span><text:span text:style-name="Strong_20_Emphasis"><text:span text:style-name="T124">balk</text:span></text:span><text:span text:style-name="Strong_20_Emphasis"><text:span text:style-name="T66">.</text:span></text:span></text:p>
          </table:table-cell>
        </table:table-row>
        <table:table-row table:style-name="TableLine948913585765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9135857401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7"><draw:control text:anchor-type="as-char" draw:z-index="37" draw:name="Vorm45" draw:style-name="gr1" draw:text-style-name="P80" svg:width="0.35cm" svg:height="0.35cm" draw:control="control38"/></text:span></text:span></text:p>
          </table:table-cell>
          <table:table-cell table:style-name="Tabel2.A1" office:value-type="string">
            <text:p text:style-name="P53"><text:span text:style-name="Strong_20_Emphasis"><text:span text:style-name="T235">Maak een </text:span></text:span><text:span text:style-name="Strong_20_Emphasis"><text:span text:style-name="T237">back-up</text:span></text:span><text:span text:style-name="Strong_20_Emphasis"><text:span text:style-name="T235"> </text:span></text:span><text:span text:style-name="Strong_20_Emphasis"><text:span text:style-name="T234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6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5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5">Installatie</text:span></text:span><text:span text:style-name="Strong_20_Emphasis"><text:span text:style-name="T246">m</text:span></text:span><text:span text:style-name="Strong_20_Emphasis"><text:span text:style-name="T244">enu</text:span></text:span><text:span text:style-name="Strong_20_Emphasis"><text:span text:style-name="T83">.</text:span></text:span></text:p>
          </table:table-cell>
        </table:table-row>
        <table:table-row table:style-name="TableLine9489135857145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7"><draw:control text:anchor-type="as-char" draw:z-index="38" draw:name="Vorm46" draw:style-name="gr1" draw:text-style-name="P80" svg:width="0.35cm" svg:height="0.35cm" draw:control="control39"/></text:span></text:span></text:p>
          </table:table-cell>
          <table:table-cell table:style-name="Tabel2.A1" office:value-type="string">
            <text:p text:style-name="P48"><text:span text:style-name="Strong_20_Emphasis"><text:span text:style-name="T263">K</text:span></text:span><text:span text:style-name="Strong_20_Emphasis"><text:span text:style-name="T235">ies</text:span></text:span><text:span text:style-name="Strong_20_Emphasis"><text:span text:style-name="T234"> </text:span></text:span><text:span text:style-name="Strong_20_Emphasis"><text:span text:style-name="T252">5 -</text:span></text:span><text:span text:style-name="T233"> </text:span><text:span text:style-name="T252">Opdrachtenmenu</text:span><text:span text:style-name="T235">, </text:span><text:span text:style-name="T265">kies</text:span><text:span text:style-name="T235"> </text:span><text:span text:style-name="T253">1 -</text:span><text:span text:style-name="T233"> </text:span><text:span text:style-name="T256">Back-up</text:span><text:span text:style-name="T253"> </text:span><text:span text:style-name="T256">maken</text:span><text:span text:style-name="T233">,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2">Verder</text:span></text:span><text:span text:style-name="Strong_20_Emphasis"><text:span text:style-name="T97">.</text:span></text:span></text:p>
          </table:table-cell>
        </table:table-row>
        <table:table-row table:style-name="TableLine9489135856633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7"><draw:control text:anchor-type="as-char" draw:z-index="39" draw:name="Vorm47" draw:style-name="gr1" draw:text-style-name="P80" svg:width="0.35cm" svg:height="0.35cm" draw:control="control40"/></text:span></text:span></text:p>
          </table:table-cell>
          <table:table-cell table:style-name="Tabel2.A1" office:value-type="string">
            <text:p text:style-name="P48"><text:span text:style-name="Strong_20_Emphasis"><text:span text:style-name="T232">Volg de aanwijzingen op het scherm.</text:span></text:span></text:p>
          </table:table-cell>
        </table:table-row>
        <table:table-row table:style-name="TableLine948913585846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89135858526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7"><draw:control text:anchor-type="as-char" draw:z-index="40" draw:name="Vorm48" draw:style-name="gr1" draw:text-style-name="P80" svg:width="0.35cm" svg:height="0.35cm" draw:control="control41"/></text:span></text:span></text:p>
          </table:table-cell>
          <table:table-cell table:style-name="Tabel2.A1" office:value-type="string">
            <text:p text:style-name="P55"><text:span text:style-name="Strong_20_Emphasis"><text:span text:style-name="T262">Plan automatische </text:span></text:span><text:span text:style-name="Strong_20_Emphasis"><text:span text:style-name="T264">reservekopieën</text:span></text:span><text:span text:style-name="Strong_20_Emphasis"><text:span text:style-name="T235"> </text:span></text:span><text:span text:style-name="Strong_20_Emphasis"><text:span text:style-name="T236">in </text:span></text:span><text:span text:style-name="Strong_20_Emphasis"><text:span text:style-name="T234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6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7">res</text:span></text:span><text:span text:style-name="Strong_20_Emphasis"><text:span text:style-name="T164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9">het </text:span></text:span><text:span text:style-name="Strong_20_Emphasis"><text:span text:style-name="T84">pictogram </text:span></text:span><text:span text:style-name="Strong_20_Emphasis"><text:span text:style-name="T109">van</text:span></text:span><text:span text:style-name="Strong_20_Emphasis"><text:span text:style-name="T88"> </text:span></text:span><text:span text:style-name="Strong_20_Emphasis"><text:span text:style-name="T247">Reservekopieën</text:span></text:span><text:span text:style-name="Strong_20_Emphasis"><text:span text:style-name="T83">.</text:span></text:span></text:p>
          </table:table-cell>
        </table:table-row>
        <table:table-row table:style-name="TableLine94891358485168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7"><draw:control text:anchor-type="as-char" draw:z-index="41" draw:name="Vorm49" draw:style-name="gr1" draw:text-style-name="P80" svg:width="0.35cm" svg:height="0.35cm" draw:control="control42"/></text:span></text:span></text:p>
          </table:table-cell>
          <table:table-cell table:style-name="Tabel2.A1" office:value-type="string">
            <text:p text:style-name="P48"><text:span text:style-name="Strong_20_Emphasis"><text:span text:style-name="T232">Volg de aanwijzingen op het scherm.</text:span></text:span></text:p>
          </table:table-cell>
        </table:table-row>
      </table:table>
      <text:p text:style-name="P18"><text:span text:style-name="Strong_20_Emphasis"><text:span text:style-name="T73"/></text:span></text:p>
      <text:p text:style-name="P47"/>
      <text:p text:style-name="P29"><text:span text:style-name="T278">De installatie van </text:span><text:span text:style-name="T278"><text:reference-ref text:reference-format="text" text:ref-name="Distributie">Ubuntu</text:reference-ref></text:span><text:span text:style-name="T278"><text:s/></text:span><text:span text:style-name="T279"><text:reference-ref text:reference-format="text" text:ref-name="Versie">20.04 LTS</text:reference-ref></text:span><text:span text:style-name="T278"><text:s/></text:span><text:span text:style-name="T278"><text:reference-ref text:reference-format="text" text:ref-name="Editie">desktop</text:reference-ref></text:span><text:span text:style-name="T278"><text:s/>is voltooid.</text:span></text:p>
      <text:p text:style-name="P23"/>
      <text:p text:style-name="P22"><text:span text:style-name="T396">E</text:span><text:span text:style-name="T395">inde c</text:span><text:span text:style-name="T394">hecklist.</text:span></text:p>
      <text:p text:style-name="P24"/>
      <text:p text:style-name="P7"><text:span text:style-name="T119">Geschreven</text:span><text:span text:style-name="T55"> door Karel Zimmer &lt;</text:span><text:a xlink:type="simple" xlink:href="mailto:info@karelzimmer.nl" text:style-name="Internet_20_link" text:visited-style-name="Visited_20_Internet_20_Link">info@karelzimmer.nl</text:a><text:span text:style-name="T55">&gt;</text:span><text:span text:style-name="T59">.</text:span></text:p>
      <text:p text:style-name="P8"/>
      <text:p text:style-name="P10"><text:span text:style-name="T422">Auteursrecht </text:span><text:span text:style-name="Strong_20_Emphasis"><text:span text:style-name="T421">© </text:span></text:span><text:span text:style-name="Strong_20_Emphasis"><text:span text:style-name="T420">2</text:span></text:span><text:span text:style-name="T422">020 Karel Zimmer.</text:span></text:p>
      <text:p text:style-name="P9"/>
      <text:p text:style-name="P11"><text:span text:style-name="T423">Creative Commons Naamsvermelding-GelijkDelen Internationaal</text:span><text:span text:style-name="T424">-</text:span><text:span text:style-name="T423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23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20.04 LTS desktop</text:file-name></text:span><text:span text:style-name="MT2"><text:tab/></text:span><text:span text:style-name="MT1"><text:date style:data-style-name="N36" text:date-value="2021-07-30T19:02:20.203166473">30-07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19:02:20.101538755</dc:date>
    <meta:keyword>Installatie</meta:keyword>
    <meta:keyword>Checklist</meta:keyword>
    <meta:keyword>Linux</meta:keyword>
    <meta:editing-cycles>6156</meta:editing-cycles>
    <meta:editing-duration>P10DT19H9M57S</meta:editing-duration>
    <meta:print-date>2021-03-23T20:07:57.967210640</meta:print-date>
    <dc:creator>Karel Zimmer</dc:creator>
    <meta:document-statistic meta:table-count="4" meta:image-count="0" meta:object-count="0" meta:page-count="4" meta:paragraph-count="127" meta:word-count="925" meta:character-count="6308" meta:non-whitespace-character-count="5387"/>
    <meta:user-defined meta:name="Info 1"/>
    <meta:user-defined meta:name="Info 2"/>
    <meta:user-defined meta:name="Info 3"/>
    <meta:user-defined meta:name="Info 4"/>
  </office:meta>
</office:document-meta>
</file>